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54f0c" officeooo:paragraph-rsid="000a1af9" style:font-size-asian="12pt" style:font-name-complex="Aria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paragraph-rsid="000a1af9" style:font-size-asian="12pt" style:font-name-complex="Arial2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0a1af9" style:font-size-asian="12pt" style:font-name-complex="Arial2" style:font-size-complex="12pt"/>
    </style:style>
    <style:style style:name="P4" style:family="paragraph" style:parent-style-name="Standard">
      <style:text-properties style:font-name="Arial" fo:font-size="12pt" officeooo:paragraph-rsid="000a1af9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paragraph-rsid="000a1af9" style:font-size-asian="20pt" style:font-weight-asian="bold" style:font-name-complex="Arial2" style:font-size-complex="20pt" style:font-weight-complex="bold"/>
    </style:style>
    <style:style style:name="P6" style:family="paragraph" style:parent-style-name="Standard">
      <style:text-properties style:font-name="Arial Black" fo:font-size="12pt" officeooo:paragraph-rsid="000a1af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0a1af9"/>
    </style:style>
    <style:style style:name="P8" style:family="paragraph" style:parent-style-name="Standard">
      <style:text-properties officeooo:paragraph-rsid="000a1af9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officeooo:paragraph-rsid="000a1af9" style:font-size-asian="12pt" style:font-name-complex="Arial2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a1af9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e5aa1" officeooo:paragraph-rsid="000a1af9" style:font-size-asian="12pt" style:font-name-complex="Arial2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f8710" officeooo:paragraph-rsid="000a1af9" style:font-size-asian="12pt" style:font-name-complex="Arial2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a1af9" officeooo:paragraph-rsid="000a1af9" style:font-size-asian="12pt" style:font-name-complex="Arial2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fe595" officeooo:paragraph-rsid="000fe595" style:font-size-asian="12pt" style:font-name-complex="Arial2" style:font-size-complex="12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Arial" fo:font-size="20pt" style:text-underline-style="solid" style:text-underline-width="auto" style:text-underline-color="font-color" fo:font-weight="bold" officeooo:paragraph-rsid="000a1af9" style:font-size-asian="20pt" style:font-weight-asian="bold" style:font-name-complex="Arial2" style:font-size-complex="20pt" style:font-weight-complex="bold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Arial" fo:font-size="12pt" style:text-underline-style="solid" style:text-underline-width="auto" style:text-underline-color="font-color" fo:font-weight="bold" officeooo:paragraph-rsid="000a1af9" style:font-size-asian="10.5pt" style:font-weight-asian="bold" style:font-name-complex="Arial2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a1af9"/>
    </style:style>
    <style:style style:name="P18" style:family="paragraph" style:parent-style-name="List_20_Paragraph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officeooo:paragraph-rsid="000a1af9"/>
    </style:style>
    <style:style style:name="P19" style:family="paragraph" style:parent-style-name="List_20_Paragraph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officeooo:paragraph-rsid="000d8aed"/>
    </style:style>
    <style:style style:name="P20" style:family="paragraph" style:parent-style-name="List_20_Paragraph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officeooo:rsid="0012aa98" officeooo:paragraph-rsid="0012aa98"/>
    </style:style>
    <style:style style:name="P21" style:family="paragraph" style:parent-style-name="List_20_Paragraph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font-name="Arial" fo:font-size="12pt" officeooo:rsid="0012aa98" officeooo:paragraph-rsid="0012aa98" style:font-size-asian="12pt" style:font-name-complex="Arial2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officeooo:paragraph-rsid="000a1af9" style:font-size-asian="12pt" style:font-name-complex="Arial2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0a1af9" style:font-size-asian="12pt" style:font-weight-asian="bold" style:font-name-complex="Arial2" style:font-size-complex="12pt" style:font-weight-complex="bold"/>
    </style:style>
    <style:style style:name="P24" style:family="paragraph" style:parent-style-name="Standard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font-name="Arial1" fo:font-size="12pt" fo:font-weight="bold" officeooo:paragraph-rsid="000a1af9" style:font-size-asian="12pt" style:font-weight-asian="bold" style:font-size-complex="12pt" style:font-weight-complex="bold"/>
    </style:style>
    <style:style style:name="P25" style:family="paragraph" style:parent-style-name="Standard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font-name="Arial1" fo:font-size="12pt" officeooo:paragraph-rsid="000e26c1" style:font-size-asian="12pt" style:font-size-complex="12pt"/>
    </style:style>
    <style:style style:name="P26" style:family="paragraph" style:parent-style-name="Standard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text-line-through-style="none" style:text-line-through-type="none" style:font-name="Arial1" fo:font-size="12pt" style:text-underline-style="none" fo:font-weight="normal" officeooo:rsid="00144750" officeooo:paragraph-rsid="000a1af9" style:font-size-asian="12pt" style:font-weight-asian="normal" style:font-size-complex="12pt" style:font-weight-complex="normal"/>
    </style:style>
    <style:style style:name="P27" style:family="paragraph" style:parent-style-name="Standard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text-line-through-style="none" style:text-line-through-type="none" style:font-name="Arial1" fo:font-size="12pt" style:text-underline-style="none" fo:font-weight="normal" officeooo:rsid="000d8aed" officeooo:paragraph-rsid="000d8aed" style:font-size-asian="12pt" style:font-weight-asian="normal" style:font-size-complex="12pt" style:font-weight-complex="normal"/>
    </style:style>
    <style:style style:name="P28" style:family="paragraph" style:parent-style-name="Standard" style:list-style-name="WWNum2">
      <style:paragraph-properties fo:margin-left="0.25cm" fo:margin-right="0cm" fo:line-height="150%" fo:text-align="justify" style:justify-single-word="false" fo:text-indent="-0.25cm" style:auto-text-indent="false"/>
      <style:text-properties style:text-line-through-style="none" style:text-line-through-type="none" style:font-name="Arial1" fo:font-size="12pt" style:text-underline-style="none" fo:font-weight="normal" officeooo:rsid="0010a6e4" officeooo:paragraph-rsid="0010a6e4" style:font-size-asian="12pt" style:font-weight-asian="normal" style:font-size-complex="12pt" style:font-weight-complex="normal"/>
    </style:style>
    <style:style style:name="T1" style:family="text">
      <style:text-properties officeooo:rsid="00154f0c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officeooo:rsid="000d945d" style:font-size-asian="12pt" style:font-name-complex="Arial2" style:font-size-complex="12pt"/>
    </style:style>
    <style:style style:name="T4" style:family="text">
      <style:text-properties style:font-name="Arial" fo:font-size="12pt" officeooo:rsid="000e5aa1" style:font-size-asian="12pt" style:font-name-complex="Arial2" style:font-size-complex="12pt"/>
    </style:style>
    <style:style style:name="T5" style:family="text">
      <style:text-properties style:font-name="Arial" fo:font-size="12pt" officeooo:rsid="000f8710" style:font-size-asian="12pt" style:font-name-complex="Arial2" style:font-size-complex="12pt"/>
    </style:style>
    <style:style style:name="T6" style:family="text">
      <style:text-properties style:font-name="Arial" fo:font-size="12pt" officeooo:rsid="00103501" style:font-size-asian="12pt" style:font-name-complex="Arial2" style:font-size-complex="12pt"/>
    </style:style>
    <style:style style:name="T7" style:family="text">
      <style:text-properties style:font-name="Arial" fo:font-size="12pt" officeooo:rsid="001113dc" style:font-size-asian="12pt" style:font-name-complex="Arial2" style:font-size-complex="12pt"/>
    </style:style>
    <style:style style:name="T8" style:family="text">
      <style:text-properties style:font-name="Arial" fo:font-size="12pt" officeooo:rsid="0011901b" style:font-size-asian="12pt" style:font-name-complex="Arial2" style:font-size-complex="12pt"/>
    </style:style>
    <style:style style:name="T9" style:family="text">
      <style:text-properties style:font-name="Arial" fo:font-size="12pt" officeooo:rsid="0012706c" style:font-size-asian="12pt" style:font-name-complex="Arial2" style:font-size-complex="12pt"/>
    </style:style>
    <style:style style:name="T10" style:family="text">
      <style:text-properties style:font-name="Arial" fo:font-size="12pt" officeooo:rsid="0013c501" style:font-size-asian="12pt" style:font-name-complex="Arial2" style:font-size-complex="12pt"/>
    </style:style>
    <style:style style:name="T11" style:family="text">
      <style:text-properties style:font-name="Arial" fo:font-size="12pt" officeooo:rsid="0012c109" style:font-size-asian="12pt" style:font-name-complex="Arial2" style:font-size-complex="12pt"/>
    </style:style>
    <style:style style:name="T12" style:family="text">
      <style:text-properties style:font-name="Arial" fo:font-size="12pt" officeooo:rsid="00144750" style:font-size-asian="12pt" style:font-name-complex="Arial2" style:font-size-complex="12pt"/>
    </style:style>
    <style:style style:name="T13" style:family="text">
      <style:text-properties style:font-name="Arial" fo:font-size="12pt" officeooo:rsid="000a1af9" style:font-size-asian="12pt" style:font-name-complex="Arial2" style:font-size-complex="12pt"/>
    </style:style>
    <style:style style:name="T14" style:family="text">
      <style:text-properties style:font-name="Arial" fo:font-size="12pt" officeooo:rsid="000acade" style:font-size-asian="12pt" style:font-name-complex="Arial2" style:font-size-complex="12pt"/>
    </style:style>
    <style:style style:name="T15" style:family="text">
      <style:text-properties style:font-name="Arial" fo:font-size="12pt" officeooo:rsid="000be162" style:font-size-asian="12pt" style:font-name-complex="Arial2" style:font-size-complex="12pt"/>
    </style:style>
    <style:style style:name="T16" style:family="text">
      <style:text-properties style:font-name="Arial" fo:font-size="12pt" officeooo:rsid="000d8aed" style:font-size-asian="12pt" style:font-name-complex="Arial2" style:font-size-complex="12pt"/>
    </style:style>
    <style:style style:name="T17" style:family="text">
      <style:text-properties style:font-name="Arial" fo:font-size="12pt" officeooo:rsid="000e26c1" style:font-size-asian="12pt" style:font-name-complex="Arial2" style:font-size-complex="12pt"/>
    </style:style>
    <style:style style:name="T18" style:family="text">
      <style:text-properties style:font-name="Arial" fo:font-size="12pt" officeooo:rsid="0010a6e4" style:font-size-asian="12pt" style:font-name-complex="Arial2" style:font-size-complex="12pt"/>
    </style:style>
    <style:style style:name="T19" style:family="text">
      <style:text-properties style:font-name="Arial" fo:font-size="12pt" officeooo:rsid="0011481d" style:font-size-asian="12pt" style:font-name-complex="Arial2" style:font-size-complex="12pt"/>
    </style:style>
    <style:style style:name="T20" style:family="text">
      <style:text-properties style:font-name="Arial" fo:font-size="12pt" officeooo:rsid="0012aa98" style:font-size-asian="12pt" style:font-name-complex="Arial2" style:font-size-complex="12pt"/>
    </style:style>
    <style:style style:name="T21" style:family="text">
      <style:text-properties style:font-name="Arial" fo:font-size="12pt" officeooo:rsid="0014c718" style:font-size-asian="12pt" style:font-name-complex="Arial2" style:font-size-complex="12pt"/>
    </style:style>
    <style:style style:name="T22" style:family="text">
      <style:text-properties style:font-name-complex="Arial2"/>
    </style:style>
    <style:style style:name="T23" style:family="text">
      <style:text-properties officeooo:rsid="000a1af9"/>
    </style:style>
    <style:style style:name="T24" style:family="text">
      <style:text-properties officeooo:rsid="000e5aa1"/>
    </style:style>
    <style:style style:name="T25" style:family="text">
      <style:text-properties officeooo:rsid="000d8aed"/>
    </style:style>
    <style:style style:name="T26" style:family="text">
      <style:text-properties officeooo:rsid="0010a6e4"/>
    </style:style>
    <style:style style:name="T27" style:family="text">
      <style:text-properties style:text-line-through-style="none" style:text-line-through-type="none" style:text-underline-style="none" fo:font-weight="normal" officeooo:rsid="000e26c1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10a6e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DADE FEDERAL DE MINAS GERAIS</text:p>
      <text:p text:style-name="P1">GIOVANNI ALVARENGA VIEIRA SOARES</text:p>
      <text:p text:style-name="P8"/>
      <text:p text:style-name="P8"/>
      <text:p text:style-name="P8"/>
      <text:p text:style-name="P6"/>
      <text:p text:style-name="P6"/>
      <text:p text:style-name="P6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LHO PRÁTICO – <text:span text:style-name="T1">GUITAR HERO</text:span></text:p>
      <text:p text:style-name="P2">Documen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>24</text:span><text:span text:style-name="T2"> de </text:span><text:span text:style-name="T3">Junho de</text:span><text:span text:style-name="T2"> 201</text:span><text:span text:style-name="T3">9</text:span></text:p>
      <text:p text:style-name="P2"/>
      <text:p text:style-name="P2">Belo Horizonte</text:p>
      <text:p text:style-name="P2"><text:soft-page-break/></text:p>
      <text:p text:style-name="P5">Manual de uso</text:p>
      <text:p text:style-name="P9"/>
      <text:p text:style-name="P10"><text:span text:style-name="T2"><text:tab/></text:span><text:span text:style-name="T3">O jogo Guitar Hero funciona da seguinte maneira: na tela de jogo existem quatro retas, em cada reta iram descer </text:span><text:span text:style-name="T13">notas</text:span><text:span text:style-name="T3"> de </text:span><text:span text:style-name="T4">uma determinada</text:span><text:span text:style-name="T3"> cor </text:span><text:span text:style-name="T4">(verde, vermelho, amarelo e azul) </text:span><text:span text:style-name="T3"><text:s/></text:span><text:span text:style-name="T4">até uma zona limite. O objetivo do jogo é conseguir a maior pontuação possível, para isso é necessário apertar a tecla correspondente a cada reta quando a </text:span><text:span text:style-name="T13">nota</text:span><text:span text:style-name="T4"> dessa reta atingir a zona limite, caso isso aconteça sua pontuação aumentará e será emitido o som </text:span><text:span text:style-name="T13">de um acorde de guitarra</text:span><text:span text:style-name="T4">, caso contrário sua pontuação decrescerá e será emitido um BEEP grave. </text:span><text:span text:style-name="T5">No final da música será exibido sua pontuação dessa partida e seu recorde de p</text:span><text:span text:style-name="T13">o</text:span><text:span text:style-name="T5">ntuação.</text:span></text:p>
      <text:p text:style-name="P11">Teclas:</text:p>
      <text:p text:style-name="P11">Q – Corresponde a primeira reta onde descerá as <text:span text:style-name="T23">notas</text:span> verdes.</text:p>
      <text:p text:style-name="P11">W – Corresponde a segunda reta onde descerá as <text:span text:style-name="T23">notas </text:span>vermelhas.</text:p>
      <text:p text:style-name="P11">E – Corresponde a terceira reta onde descerá as <text:span text:style-name="T23">notas</text:span> amarelas.</text:p>
      <text:p text:style-name="P11">R – Corresponde a quarta reta onde descerá as <text:span text:style-name="T23">notas</text:span> azuis.</text:p>
      <text:p text:style-name="P13">Barra de espaço <text:span text:style-name="T24"><text:s/>– Corresponde a quinta reta onde descerá as </text:span>notas<text:span text:style-name="T24"> </text:span>laranjas.</text:p>
      <text:p text:style-name="P14">OBS: A dificuldade não altera a velocidade das notas e nem as cores das notas que irão ser utilizadas, ela modifica apenas a frequência em que as notas aparecem na tela.</text:p>
      <text:p text:style-name="P11"/>
      <text:p text:style-name="P12"><text:span text:style-name="T23">Apagar </text:span>– Encerra o jogo, <text:span text:style-name="T23">caso esteja no meio da partida</text:span> exibe a pontuação.</text:p>
      <text:p text:style-name="P3"><text:tab/> </text:p>
      <text:p text:style-name="P15">Detalhes da Implementação</text:p>
      <text:p text:style-name="P16"/>
      <text:p text:style-name="P17"><text:span text:style-name="T2">Todas </text:span><text:span text:style-name="T5">os </text:span><text:span text:style-name="T13">notas </text:span><text:span text:style-name="T2">do jogo são uma estrutura chamada </text:span><text:span text:style-name="T13">N</text:span><text:span text:style-name="T18">ota</text:span><text:span text:style-name="T2">, que contem um float x e um y para determinar a posição na tela, </text:span><text:span text:style-name="T13">um float dx para determinar a variação de posição, um float largura e altura que armazenam a dimensão da nota, </text:span><text:span text:style-name="T2">um </text:span><text:span text:style-name="T5">int para o status d</text:span><text:span text:style-name="T13">a nota</text:span><text:span text:style-name="T5"> (se está na tela ou não)</text:span><text:span text:style-name="T2">, um </text:span><text:span text:style-name="T5">int</text:span><text:span text:style-name="T2"> para </text:span><text:span text:style-name="T5">determinar o id que seria em qual reta ele está</text:span><text:span text:style-name="T2">, e uma variável do tipo ALLEGRO_</text:span><text:span text:style-name="T13">BITMAP</text:span><text:span text:style-name="T2"> para determinar a cor da </text:span><text:span text:style-name="T13">nota</text:span><text:span text:style-name="T2">. </text:span><text:span text:style-name="T5">Como a velocidade de descida </text:span><text:span text:style-name="T13">d</text:span><text:span text:style-name="T21">as notas</text:span><text:span text:style-name="T13"> é</text:span><text:span text:style-name="T5"> padr</text:span><text:span text:style-name="T6">ões</text:span><text:span text:style-name="T5">, </text:span><text:span text:style-name="T13">ela está declarada</text:span><text:span text:style-name="T5"> como variáve</text:span><text:span text:style-name="T13">l</text:span><text:span text:style-name="T5"> globa</text:span><text:span text:style-name="T19">l</text:span><text:span text:style-name="T5"> dy.</text:span></text:p>
      <text:p text:style-name="P23">Funções:</text:p>
      <text:list xml:id="list2228166296" text:style-name="WWNum2">
        <text:list-item>
          <text:p text:style-name="P18"><text:span text:style-name="T13">cria_menu</text:span><text:span text:style-name="T2">: Recebe como parâmetro uma variável do tipo ALLEGRO_</text:span><text:span text:style-name="T6">DISPLAY </text:span><text:span text:style-name="T20">e</text:span><text:span text:style-name="T6"> </text:span><text:span text:style-name="T13">uma do tipo ALLEGRO_BITMAP </text:span><text:span text:style-name="T2"><text:s/>, </text:span><text:span text:style-name="T7">desenha </text:span><text:span text:style-name="T14">o menu de seleção de dificuldade.</text:span></text:p>
        </text:list-item>
        <text:list-item>
          <text:p text:style-name="P20"><text:soft-page-break/><text:span text:style-name="T14">c</text:span><text:span text:style-name="T2">ria_cenario: <text:s/>Recebe como parâmetro uma variável do tipo ALLEGRO_</text:span><text:span text:style-name="T6">DISPLAY, </text:span><text:span text:style-name="T13">uma do tipo ALLEGRO_BITMAP e outra do tipo ALLEGRO_FONT, </text:span><text:span text:style-name="T2">desenha os cenários do jogo.</text:span></text:p>
        </text:list-item>
        <text:list-item>
          <text:p text:style-name="P18"><text:span text:style-name="T7">cria_</text:span><text:span text:style-name="T13">nota</text:span><text:span text:style-name="T2">: Recebe como parâmetro </text:span><text:span text:style-name="T7">o endereço i de um vetor de strings</text:span><text:span text:style-name="T2"> ,</text:span><text:span text:style-name="T7">um número (no caso é o i) </text:span><text:span text:style-name="T13">e largura e altura da nota padrão</text:span><text:span text:style-name="T2">, </text:span><text:span text:style-name="T8">preenche a string de </text:span><text:span text:style-name="T13">25</text:span><text:span text:style-name="T7"> </text:span><text:span text:style-name="T21">notas</text:span><text:span text:style-name="T7">, </text:span><text:span text:style-name="T13">5</text:span><text:span text:style-name="T7"> verdes, </text:span><text:span text:style-name="T13">5</text:span><text:span text:style-name="T7"> vermelhos, </text:span><text:span text:style-name="T13">5</text:span><text:span text:style-name="T7"> amarelos , </text:span><text:span text:style-name="T13">5</text:span><text:span text:style-name="T7"> azuis </text:span><text:span text:style-name="T13">e 5 laranjas</text:span><text:span text:style-name="T7">.</text:span></text:p>
        </text:list-item>
        <text:list-item>
          <text:p text:style-name="P18"><text:span text:style-name="T8">desenhar_</text:span><text:span text:style-name="T14">nota</text:span><text:span text:style-name="T2">: Recebe </text:span><text:span text:style-name="T8">o endereço da</text:span><text:span text:style-name="T2"> estrutura </text:span><text:span text:style-name="T8">de um</text:span><text:span text:style-name="T14">a</text:span><text:span text:style-name="T8"> </text:span><text:span text:style-name="T14">nota</text:span><text:span text:style-name="T8"> e cria um</text:span><text:span text:style-name="T14">a</text:span><text:span text:style-name="T8"> </text:span><text:span text:style-name="T14">nota</text:span><text:span text:style-name="T8"> com os dados obtidos dessa estrutura. </text:span></text:p>
        </text:list-item>
        <text:list-item>
          <text:p text:style-name="P18"><text:span text:style-name="T2"><text:s/></text:span><text:span text:style-name="T9">desenhar_notasS</text:span><text:span text:style-name="T2">: Recebe </text:span><text:span text:style-name="T8">o endereço da</text:span><text:span text:style-name="T2"> estrutura </text:span><text:span text:style-name="T8">d</text:span><text:span text:style-name="T14">a nota</text:span><text:span text:style-name="T2"> e </text:span><text:span text:style-name="T9">sorteia um</text:span><text:span text:style-name="T14">a nota</text:span><text:span text:style-name="T9"> para ser criado, depois envia ess</text:span><text:span text:style-name="T14">a</text:span><text:span text:style-name="T9"> </text:span><text:span text:style-name="T14">nota</text:span><text:span text:style-name="T9"> para a função desenha</text:span><text:span text:style-name="T14">r</text:span><text:span text:style-name="T9">_</text:span><text:span text:style-name="T14">notas</text:span><text:span text:style-name="T9">.</text:span></text:p>
        </text:list-item>
        <text:list-item>
          <text:p text:style-name="P18"><text:span text:style-name="T2"><text:s/></text:span><text:span text:style-name="T9">desenhar_notas</text:span><text:span text:style-name="T11">D</text:span><text:span text:style-name="T2">: Recebe </text:span><text:span text:style-name="T8">o endereço da</text:span><text:span text:style-name="T2"> estrutura </text:span><text:span text:style-name="T8">d</text:span><text:span text:style-name="T14">a nota</text:span><text:span text:style-name="T2"> e </text:span><text:span text:style-name="T9">sorteia </text:span><text:span text:style-name="T10">d</text:span><text:span text:style-name="T14">uas</text:span><text:span text:style-name="T9"> </text:span><text:span text:style-name="T14">notas</text:span><text:span text:style-name="T9"> para ser</text:span><text:span text:style-name="T10">em</text:span><text:span text:style-name="T9"> criad</text:span><text:span text:style-name="T15">as</text:span><text:span text:style-name="T9">, depois envia ess</text:span><text:span text:style-name="T14">as</text:span><text:span text:style-name="T9"> </text:span><text:span text:style-name="T14">notas</text:span><text:span text:style-name="T9"> para a função desenha</text:span><text:span text:style-name="T14">r</text:span><text:span text:style-name="T9">_</text:span><text:span text:style-name="T14">nota</text:span><text:span text:style-name="T9">.</text:span></text:p>
        </text:list-item>
        <text:list-item>
          <text:p text:style-name="P18"><text:span text:style-name="T9">desenhar_notas</text:span><text:span text:style-name="T11">T</text:span><text:span text:style-name="T2">: Recebe </text:span><text:span text:style-name="T8">o endereço da</text:span><text:span text:style-name="T2"> estrutura </text:span><text:span text:style-name="T8">d</text:span><text:span text:style-name="T15">a</text:span><text:span text:style-name="T8"> </text:span><text:span text:style-name="T15">nota</text:span><text:span text:style-name="T2"> e </text:span><text:span text:style-name="T9">sorteia </text:span><text:span text:style-name="T10">três</text:span><text:span text:style-name="T9"> </text:span><text:span text:style-name="T15">notas</text:span><text:span text:style-name="T9"> para ser</text:span><text:span text:style-name="T10">em</text:span><text:span text:style-name="T9"> criad</text:span><text:span text:style-name="T15">as</text:span><text:span text:style-name="T9">, depois envia ess</text:span><text:span text:style-name="T15">as</text:span><text:span text:style-name="T9"> </text:span><text:span text:style-name="T15">notas</text:span><text:span text:style-name="T9"> para a função desenha</text:span><text:span text:style-name="T15">r</text:span><text:span text:style-name="T9">_</text:span><text:span text:style-name="T15">nota</text:span><text:span text:style-name="T9">.</text:span></text:p>
        </text:list-item>
        <text:list-item>
          <text:p text:style-name="P19"><text:span text:style-name="T10">checagem</text:span><text:span text:style-name="T2">: Recebe </text:span><text:span text:style-name="T10">o endereço da estrutura </text:span><text:span text:style-name="T16">da nota</text:span><text:span text:style-name="T10">, </text:span><text:span text:style-name="T16">o endereço da sua nota, uma variável i,</text:span><text:span text:style-name="T10"> a pontuação do jogador, uma variável do tipo ALLEGRO_</text:span><text:span text:style-name="T16">TIME, duas variáveis do tipo ALLEGRO_SAMPLE, as dimensões da nota, o multiplicador de pontuação e uma flag</text:span><text:span text:style-name="T6">. </text:span><text:span text:style-name="T12">Essa função checa se quando o jogador apertar uma das teclas existe algum</text:span><text:span text:style-name="T16">a</text:span><text:span text:style-name="T12"> </text:span><text:span text:style-name="T16">nota</text:span><text:span text:style-name="T12"> na área limite correspondente a essa tecla; </text:span><text:span text:style-name="T4">caso </text:span><text:span text:style-name="T16">isso aconteça</text:span><text:span text:style-name="T4"> sua pontuação aumentará e será emitido o som </text:span><text:span text:style-name="T13">de um acorde de guitarra</text:span><text:span text:style-name="T4">, caso contrário sua pontuação decrescerá e será emitido um BEEP grave </text:span><text:span text:style-name="T16">e será zerado a sua pontuação de notas sequ</text:span><text:span text:style-name="T17">e</text:span><text:span text:style-name="T16">nciais.</text:span><text:span text:style-name="T4"> </text:span><text:span text:style-name="T12">A função retorna a pontuação do jogador.</text:span><text:span text:style-name="T2"> </text:span></text:p>
        </text:list-item>
        <text:list-item>
          <text:p text:style-name="P21">Multiplicador: Recebe o número de notas acertadas em sequência e a partir dele define qual será o multiplicador a ser utilizado(x1, x2, x3 ou x4).</text:p>
          <text:p text:style-name="P24"><text:span text:style-name="T22">Outras funcionalidades que n</text:span>ão foram separadas em funções incluem: </text:p>
        </text:list-item>
        <text:list-item>
          <text:p text:style-name="P26">Sortear o tipo de nota (simples, dupla ou tripla).</text:p>
        </text:list-item>
        <text:list-item>
          <text:p text:style-name="P26">Impedir que as notas se sobreponham.</text:p>
        </text:list-item>
        <text:list-item>
          <text:p text:style-name="P26">Fazer <text:span text:style-name="T25">as notas </text:span>descerem.</text:p>
        </text:list-item>
        <text:list-item>
          <text:p text:style-name="P26">Escrever a pontuação e o recorde no final.</text:p>
        </text:list-item>
        <text:list-item>
          <text:p text:style-name="P27">Tocar a música de fundo.</text:p>
        </text:list-item>
        <text:list-item>
          <text:p text:style-name="P27">Fazer a movimentação das teclas do menu.</text:p>
        </text:list-item>
        <text:list-item>
          <text:p text:style-name="P28">Desenhar alguns menus.</text:p>
        </text:list-item>
        <text:list-item>
          <text:p text:style-name="P26">Fechar a tela principal quando todas as notas forem tocadas.</text:p>
        </text:list-item>
        <text:list-item>
          <text:p text:style-name="P25"><text:span text:style-name="T27">Caso o recorde seja quebrado será emitido um som de apl</text:span><text:span text:style-name="T28">a</text:span><text:span text:style-name="T27">us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9:23:54.236000000</meta:creation-date>
    <dc:date>2019-07-03T00:09:48.528000000</dc:date>
    <meta:editing-duration>PT33M39S</meta:editing-duration>
    <meta:editing-cycles>8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39" meta:word-count="727" meta:character-count="4186" meta:non-whitespace-character-count="3497"/>
  </office:meta>
</office:document-meta>
</file>